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9.426cm"/>
    </style:style>
    <style:style style:name="co8" style:family="table-column">
      <style:table-column-properties fo:break-before="page" style:column-width="5.874cm"/>
    </style:style>
    <style:style style:name="co9" style:family="table-column">
      <style:table-column-properties fo:break-before="auto" style:column-width="0.951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1.508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96cm" fo:break-before="auto" style:use-optimal-row-height="tru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0.582cm" fo:break-before="page" style:use-optimal-row-height="false"/>
    </style:style>
    <style:style style:name="ro16" style:family="table-row">
      <style:table-row-properties style:row-height="0.79cm" fo:break-before="page" style:use-optimal-row-height="true"/>
    </style:style>
    <style:style style:name="ro17" style:family="table-row">
      <style:table-row-properties style:row-height="0.452cm" fo:break-before="page" style:use-optimal-row-height="true"/>
    </style:style>
    <style:style style:name="ta1" style:family="table" style:master-page-name="PageStyle_5f_Pr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6pt" fo:font-style="normal" fo:text-shadow="none" style:text-underline-style="none" fo:font-weight="bold" style:font-name-asian="DejaVu Sans" style:font-size-asian="6pt" style:font-style-asian="normal" style:font-weight-asian="bold" style:font-name-complex="Arial2" style:font-size-complex="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5pt" fo:font-style="italic" fo:text-shadow="none" style:text-underline-style="none" fo:font-weight="normal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2.49pt solid #3a3935" style:vertical-align="middle"/>
      <style:paragraph-properties fo:margin-left="0cm" style:writing-mode="page"/>
      <style:text-properties style:font-name="DejaVu Serif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  <style:text-properties style:font-name="DejaVu Serif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7" style:family="table-cell" style:parent-style-name="Default">
      <style:table-cell-properties fo:border-bottom="none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8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1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DejaVu Serif"/>
    </style:style>
    <style:style style:name="ce13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2.49pt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DejaVu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DejaVu Serif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2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0.9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99pt solid #3a3935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29" style:family="table-cell" style:parent-style-name="Default">
      <style:table-cell-properties fo:border-bottom="none" style:diagonal-bl-tr="none" style:diagonal-tl-br="none" fo:border-left="2.49pt solid #3a3935" fo:border-right="0.99pt solid #3a3935" style:rotation-align="none" fo:border-top="none" style:vertical-align="middle"/>
      <style:text-properties style:font-name="DejaVu Serif"/>
    </style:style>
    <style:style style:name="ce3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99pt solid #3a3935" style:diagonal-bl-tr="none" style:diagonal-tl-br="none" style:text-align-source="fix" style:repeat-content="false" fo:border-left="2.49pt solid #3a3935" fo:border-right="0.99pt solid #3a3935" style:rotation-align="none" fo:border-top="none" style:vertical-align="middle"/>
      <style:paragraph-properties fo:text-align="center"/>
      <style:text-properties style:font-name="DejaVu Serif"/>
    </style:style>
    <style:style style:name="ce32" style:family="table-cell" style:parent-style-name="Default">
      <style:table-cell-properties fo:border-bottom="2.49pt solid #3a3935" style:diagonal-bl-tr="none" style:diagonal-tl-br="none" fo:background-color="transparent" fo:border-left="2.49pt solid #3a3935" fo:border-right="0.99pt solid #3a3935" style:rotation-align="none" fo:border-top="none"/>
      <style:text-properties style:font-name="DejaVu Serif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3a3935" style:vertical-align="automatic"/>
      <style:paragraph-properties fo:margin-left="0cm" style:writing-mode="page"/>
      <style:text-properties style:font-name="DejaVu Serif"/>
    </style:style>
    <style:style style:name="ce3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DejaVu Serif"/>
    </style:style>
    <style:style style:name="ce3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DejaVu Serif"/>
    </style:style>
    <style:style style:name="ce4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DejaVu Serif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3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name-asian="DejaVu Sans" style:font-size-asian="9pt" style:font-size-complex="9pt" fo:hyphenate="true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4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style:shrink-to-fit="true" fo:border-top="none" style:vertical-align="middle"/>
      <style:paragraph-properties fo:text-align="start"/>
      <style:text-properties style:font-name="DejaVu Serif" fo:font-size="9pt" style:font-size-asian="9pt" style:font-size-complex="9pt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3a3935" style:direction="ltr" fo:border-right="2.49pt solid #3a3935" style:rotation-angle="0" style:rotation-align="none" style:shrink-to-fit="true" fo:border-top="0.99pt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sans mdp'.C10"/>
      <style:map style:condition="is-true-formula(LEN( [.C10])&lt;=120)" style:apply-style-name="texte_5f_9pt" style:base-cell-address="'Pro sans mdp'.C10"/>
      <style:map style:condition="is-true-formula(LEN( [.C10])&gt;120)" style:apply-style-name="texte_5f_7pt" style:base-cell-address="'Pro sans mdp'.C10"/>
    </style:style>
    <style:style style:name="ce46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2.49pt solid #3a3935"/>
      <style:text-properties style:font-name="DejaVu Serif"/>
    </style:style>
    <style:style style:name="ce47" style:family="table-cell" style:parent-style-name="Default">
      <style:table-cell-properties fo:border-bottom="0.99pt solid #3a3935" style:diagonal-bl-tr="none" style:diagonal-tl-br="none" style:text-align-source="fix" style:repeat-content="false" fo:wrap-option="wrap" fo:border-left="0.99pt solid #3a3935" fo:border-right="2.49pt solid #3a3935" style:rotation-align="none" fo:border-top="none" style:vertical-align="middle"/>
      <style:paragraph-properties fo:text-align="start" fo:margin-left="0cm"/>
      <style:text-properties style:font-name="DejaVu Serif" fo:font-size="8pt" style:font-size-asian="8pt" style:font-size-complex="8pt"/>
      <style:map style:condition="is-true-formula(LEN( [.C23])&lt;64)" style:apply-style-name="texte_5f_12pt" style:base-cell-address="'Pro sans mdp'.C23"/>
      <style:map style:condition="is-true-formula(LEN( [.C23])&lt;=120)" style:apply-style-name="texte_5f_9pt" style:base-cell-address="'Pro sans mdp'.C23"/>
      <style:map style:condition="is-true-formula(LEN( [.C23])&gt;120)" style:apply-style-name="texte_5f_7pt" style:base-cell-address="'Pro sans mdp'.C23"/>
    </style:style>
    <style:style style:name="ce48" style:family="table-cell" style:parent-style-name="Default">
      <style:table-cell-properties fo:border-bottom="0.99pt solid #3a3935" style:diagonal-bl-tr="none" style:diagonal-tl-br="none" fo:border-left="0.99pt solid #3a3935" fo:border-right="2.49pt solid #3a3935" style:rotation-align="none" fo:border-top="none"/>
      <style:text-properties style:font-name="DejaVu Serif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none" style:vertical-align="automatic"/>
      <style:paragraph-properties fo:margin-left="0cm" style:writing-mode="page"/>
      <style:text-properties style:font-name="DejaVu Serif"/>
    </style:style>
    <style:style style:name="ce51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52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2.49pt solid #3a3935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7pt" fo:font-style="normal" fo:text-shadow="none" style:text-underline-style="none" fo:font-weight="bold" style:font-size-asian="7pt" style:font-style-asian="normal" style:font-weight-asian="bold" style:font-name-complex="Arial2" style:font-size-complex="7pt" style:font-style-complex="normal" style:font-weight-complex="bold" fo:hyphenate="false"/>
    </style:style>
    <style:style style:name="ce60" style:family="table-cell" style:parent-style-name="Default">
      <style:table-cell-properties fo:border-bottom="2.49pt solid #3a3935" style:diagonal-bl-tr="none" style:diagonal-tl-br="none" fo:border-left="2.49pt solid #3a3935" fo:border-right="none" style:rotation-align="none" fo:border-top="none"/>
      <style:text-properties style:font-name="DejaVu Serif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font-name="DejaVu Serif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 fo:font-size="12pt" style:font-size-asian="12pt" style:font-size-complex="12pt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top"/>
      <style:paragraph-properties fo:margin-left="0cm" style:writing-mode="page"/>
      <style:text-properties style:font-name="DejaVu Serif"/>
    </style:style>
    <style:style style:name="ce64" style:family="table-cell" style:parent-style-name="Default">
      <style:table-cell-properties style:glyph-orientation-vertical="0" fo:border-bottom="2.49pt solid #3a3935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0.99pt solid #3a3935" style:vertical-align="automatic"/>
      <style:paragraph-properties fo:margin-left="0cm" style:writing-mode="page"/>
      <style:text-properties style:font-name="DejaVu Serif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0.99pt solid #3a3935" style:direction="ltr" fo:border-right="2.49pt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DejaVu Serif"/>
    </style:style>
    <style:style style:name="ce69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0.99pt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2.49pt solid #3a3935" style:rotation-angle="0" style:rotation-align="none" style:shrink-to-fit="false" fo:border-top="2.49pt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2.49pt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2.49pt solid #3a3935" style:rotation-angle="0" style:rotation-align="none" style:shrink-to-fit="false" fo:border-top="2.49pt solid #3a3935" style:vertical-align="top"/>
      <style:paragraph-properties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4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order-bottom="2.49pt solid #3a3935" style:diagonal-bl-tr="none" style:diagonal-tl-br="none" fo:border-left="none" fo:border-right="2.49pt solid #3a3935" style:rotation-align="none" fo:border-top="none"/>
      <style:text-properties style:font-name="DejaVu Serif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DejaVu Serif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transparent" style:vertical-align="automatic"/>
      <style:text-properties style:font-name="DejaVu Serif"/>
    </style:style>
    <style:style style:name="ce83" style:family="table-cell" style:parent-style-name="Default">
      <style:table-cell-properties fo:background-color="transparent"/>
      <style:text-properties style:font-name="DejaVu Serif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vertical-align="middle"/>
      <style:text-properties style:font-name="DejaVu Serif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DejaVu Serif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erif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DejaVu Serif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sans mdp'.C11"/>
      <style:map style:condition="is-true-formula(LEN( [.C11])&lt;=120)" style:apply-style-name="texte_5f_9pt" style:base-cell-address="'Pro sans mdp'.C11"/>
      <style:map style:condition="is-true-formula(LEN( [.C11])&gt;120)" style:apply-style-name="texte_5f_7pt" style:base-cell-address="'Pro sans mdp'.C11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erif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</style:style>
    <style:style style:name="ce108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style:text-outline="false" style:text-line-through-style="none" style:text-position="0% 100%" fo:font-style="italic" fo:text-shadow="none" style:text-underline-style="solid" style:text-underline-width="auto" style:text-underline-color="font-color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2" style:family="text">
      <style:text-properties style:text-outline="false" style:text-line-through-style="none" style:text-position="0% 100%" fo:font-style="italic" fo:text-shadow="none" style:text-underline-style="none" style:font-size-asian="15pt" style:font-style-asian="italic" style:font-weight-asian="normal" style:font-name-complex="Balloon" style:font-size-complex="15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text-outline="false" style:text-line-through-style="none" style:text-position="0% 100%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outline="false" style:text-line-through-style="none" style:text-position="33% 58%" fo:font-style="normal" fo:text-shadow="none" style:text-underline-style="none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fo:language="en" fo:country="US" fo:font-style="normal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fo:language="en" fo:country="US" fo:font-style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font-name-asian="DejaVu Sans" style:font-size-asian="12pt" style:font-weight-asian="bold" style:font-name-complex="Arial2" style:font-size-complex="12pt" style:language-complex="hi" style:country-complex="IN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 sans mdp" table:style-name="ta1" table:print-ranges="'Pro sans mdp'.A1:'Pro sans mdp'.G1048575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[eleves;block=begin]</text:p>
          </table:table-cell>
          <table:table-cell table:style-name="ce21" table:number-columns-repeated="4"/>
          <table:table-cell table:style-name="ce76"/>
          <table:table-cell table:style-name="ce21"/>
          <table:table-cell table:style-name="ce99" table:number-columns-repeated="2"/>
          <table:table-cell table:style-name="ce108" table:number-columns-repeated="1015"/>
        </table:table-row>
        <table:table-row table:style-name="ro2">
          <table:table-cell table:style-name="ce2" office:value-type="string" table:number-columns-spanned="5" table:number-rows-spanned="1">
            <text:p>FICHE SCOLAIRE DU DIPLÔME NATIONAL DU BREVET</text:p>
          </table:table-cell>
          <table:covered-table-cell table:number-columns-repeated="4" table:style-name="ce21"/>
          <table:table-cell table:style-name="ce76"/>
          <table:table-cell table:style-name="ce21" office:value-type="string">
            <text:p>SESSION 2011</text:p>
          </table:table-cell>
          <table:table-cell table:style-name="ce99" table:number-columns-repeated="2"/>
          <table:table-cell table:style-name="ce108" table:number-columns-repeated="1015"/>
        </table:table-row>
        <table:table-row table:style-name="ro3">
          <table:table-cell table:style-name="ce3" office:value-type="string" table:number-columns-spanned="5" table:number-rows-spanned="1">
            <text:p>Série professionnelle <text:span text:style-name="T1">sans</text:span><text:span text:style-name="T2"> module Découverte Professionnelle</text:span></text:p>
          </table:table-cell>
          <table:covered-table-cell table:number-columns-repeated="4" table:style-name="ce3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4">
          <table:table-cell table:style-name="ce4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number-columns-repeated="2" table:style-name="ce36"/>
          <table:covered-table-cell table:style-name="ce61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5">
          <table:table-cell table:style-name="ce5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6">
          <table:table-cell table:style-name="ce6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number-columns-repeated="2" table:style-name="ce37"/>
          <table:covered-table-cell table:style-name="ce62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6">
          <table:table-cell table:style-name="ce6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number-columns-repeated="2" table:style-name="ce38"/>
          <table:covered-table-cell table:style-name="ce63"/>
          <table:table-cell table:style-name="ce77" table:number-columns-repeated="2"/>
          <table:table-cell table:style-name="ce100" table:number-columns-repeated="2"/>
          <table:table-cell table:number-columns-repeated="1015"/>
        </table:table-row>
        <table:table-row table:style-name="ro7">
          <table:table-cell table:style-name="ce7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39"/>
          <table:covered-table-cell table:style-name="ce51"/>
          <table:covered-table-cell table:style-name="ce64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8">
          <table:table-cell table:style-name="ce8" office:value-type="string" table:number-columns-spanned="1" table:number-rows-spanned="2">
            <text:p>DISCIPLINES</text:p>
          </table:table-cell>
          <table:table-cell table:style-name="ce26" office:value-type="string" table:number-columns-spanned="1" table:number-rows-spanned="2">
            <text:p>Note moyenne de la classe </text:p>
          </table:table-cell>
          <table:table-cell table:style-name="ce40" office:value-type="string" table:number-columns-spanned="1" table:number-rows-spanned="2">
            <text:p>APPRECIATIONS DES PROFESSEURS</text:p>
          </table:table-cell>
          <table:table-cell table:style-name="ce52" office:value-type="string" table:number-columns-spanned="2" table:number-rows-spanned="2">
            <text:p>Note moyenne de l'élève </text:p>
          </table:table-cell>
          <table:covered-table-cell table:style-name="ce65"/>
          <table:table-cell table:style-name="ce78" table:number-columns-spanned="2" table:number-rows-spanned="1"/>
          <table:covered-table-cell table:style-name="ce88"/>
          <table:table-cell table:style-name="ce101"/>
          <table:table-cell table:number-columns-repeated="1016"/>
        </table:table-row>
        <table:table-row table:style-name="ro9">
          <table:covered-table-cell table:style-name="ce9"/>
          <table:covered-table-cell table:style-name="ce27"/>
          <table:covered-table-cell table:style-name="ce41"/>
          <table:covered-table-cell table:style-name="ce53"/>
          <table:covered-table-cell table:style-name="ce66"/>
          <table:table-cell table:style-name="ce79"/>
          <table:table-cell table:style-name="ce89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2" office:value-type="string">
            <text:p>[eleves.101.4]</text:p>
          </table:table-cell>
          <table:table-cell table:style-name="ce54" office:value-type="string" table:number-columns-spanned="2" table:number-rows-spanned="1">
            <text:p>[eleves.101.1] /20</text:p>
          </table:table-cell>
          <table:covered-table-cell table:style-name="ce67"/>
          <table:table-cell table:style-name="ce79"/>
          <table:table-cell table:style-name="ce89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3" office:value-type="string">
            <text:p>[eleves.102.4]</text:p>
          </table:table-cell>
          <table:table-cell table:style-name="ce54" office:value-type="string" table:number-columns-spanned="2" table:number-rows-spanned="1">
            <text:p>[eleves.102.1] /20</text:p>
          </table:table-cell>
          <table:covered-table-cell table:style-name="ce67"/>
          <table:table-cell table:style-name="ce80"/>
          <table:table-cell table:style-name="ce35"/>
          <table:table-cell table:style-name="ce102"/>
          <table:table-cell table:number-columns-repeated="1016"/>
        </table:table-row>
        <table:table-row table:style-name="ro10">
          <table:table-cell table:style-name="ce11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4" office:value-type="string">
            <text:p>[eleves.103.4]</text:p>
          </table:table-cell>
          <table:table-cell table:style-name="ce54" office:value-type="string" table:number-columns-spanned="2" table:number-rows-spanned="1">
            <text:p>[eleves.103.1] /20</text:p>
          </table:table-cell>
          <table:covered-table-cell table:style-name="ce68"/>
          <table:table-cell table:style-name="ce81"/>
          <table:table-cell table:style-name="ce35"/>
          <table:table-cell table:style-name="ce102"/>
          <table:table-cell table:number-columns-repeated="1016"/>
        </table:table-row>
        <table:table-row table:style-name="ro10">
          <table:covered-table-cell table:style-name="ce12"/>
          <table:table-cell table:style-name="ce28" office:value-type="string">
            <text:p>[eleves.104.3] /20</text:p>
          </table:table-cell>
          <table:table-cell table:style-name="ce44" office:value-type="string">
            <text:p>[eleves.104.4]</text:p>
          </table:table-cell>
          <table:table-cell table:style-name="ce54" office:value-type="string" table:number-columns-spanned="2" table:number-rows-spanned="1">
            <text:p>[eleves.104.1] /20</text:p>
          </table:table-cell>
          <table:covered-table-cell table:style-name="ce68"/>
          <table:table-cell table:style-name="ce82"/>
          <table:table-cell table:style-name="ce90"/>
          <table:table-cell table:style-name="ce102"/>
          <table:table-cell table:number-columns-repeated="1016"/>
        </table:table-row>
        <table:table-row table:style-name="ro10">
          <table:table-cell table:style-name="ce10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4" office:value-type="string">
            <text:p>[eleves.105.4]</text:p>
          </table:table-cell>
          <table:table-cell table:style-name="ce54" office:value-type="string" table:number-columns-spanned="2" table:number-rows-spanned="1">
            <text:p>[eleves.105.1] /20</text:p>
          </table:table-cell>
          <table:covered-table-cell table:style-name="ce68"/>
          <table:table-cell table:style-name="ce83"/>
          <table:table-cell table:style-name="ce91"/>
          <table:table-cell table:style-name="ce103"/>
          <table:table-cell table:number-columns-repeated="1016"/>
        </table:table-row>
        <table:table-row table:style-name="ro10">
          <table:table-cell table:style-name="ce10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4" office:value-type="string">
            <text:p>[eleves.106.4]</text:p>
          </table:table-cell>
          <table:table-cell table:style-name="ce54" office:value-type="string" table:number-columns-spanned="2" table:number-rows-spanned="1">
            <text:p>[eleves.106.1] /20</text:p>
          </table:table-cell>
          <table:covered-table-cell table:style-name="ce68"/>
          <table:table-cell table:style-name="ce79"/>
          <table:table-cell table:style-name="ce92"/>
          <table:table-cell table:style-name="ce104"/>
          <table:table-cell table:number-columns-repeated="1016"/>
        </table:table-row>
        <table:table-row table:style-name="ro10">
          <table:table-cell table:style-name="ce11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4" office:value-type="string">
            <text:p>[eleves.107.4]</text:p>
          </table:table-cell>
          <table:table-cell table:style-name="ce54" office:value-type="string" table:number-columns-spanned="2" table:number-rows-spanned="1">
            <text:p>[eleves.107.1] /20</text:p>
          </table:table-cell>
          <table:covered-table-cell table:style-name="ce68"/>
          <table:table-cell table:style-name="ce79"/>
          <table:table-cell table:style-name="ce92"/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4" office:value-type="string">
            <text:p>[eleves.108.4]</text:p>
          </table:table-cell>
          <table:table-cell table:style-name="ce54" office:value-type="string" table:number-columns-spanned="2" table:number-rows-spanned="1">
            <text:p>[eleves.108.1] /60</text:p>
          </table:table-cell>
          <table:covered-table-cell table:style-name="ce68"/>
          <table:table-cell table:style-name="ce77" table:number-columns-repeated="2"/>
          <table:table-cell table:style-name="ce100"/>
          <table:table-cell table:number-columns-repeated="1016"/>
        </table:table-row>
        <table:table-row table:style-name="ro10">
          <table:table-cell table:style-name="ce10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4" office:value-type="string">
            <text:p>[eleves.112.4]</text:p>
          </table:table-cell>
          <table:table-cell table:style-name="ce54" office:value-type="string" table:number-columns-spanned="2" table:number-rows-spanned="1">
            <text:p>[eleves.112.1] /20</text:p>
          </table:table-cell>
          <table:covered-table-cell table:style-name="ce68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3"/>
          <table:table-cell table:style-name="ce100"/>
          <table:table-cell table:number-columns-repeated="1016"/>
        </table:table-row>
        <table:table-row table:style-name="ro10">
          <table:table-cell table:style-name="ce13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5" office:value-type="string">
            <text:p><text:s/>[eleves.118.4]</text:p>
          </table:table-cell>
          <table:table-cell table:style-name="ce55" office:value-type="string" table:number-columns-spanned="2" table:number-rows-spanned="1">
            <text:p>[eleves.118.0]pts*</text:p>
          </table:table-cell>
          <table:covered-table-cell table:style-name="ce69"/>
          <table:table-cell table:style-name="ce85"/>
          <table:table-cell table:style-name="ce94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4" office:value-type="string">
            <text:p><text:s text:c="15"/>à titre indicatif</text:p>
          </table:table-cell>
          <table:table-cell table:style-name="ce30"/>
          <table:table-cell table:style-name="ce46"/>
          <table:table-cell table:style-name="ce56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0"/>
          <table:table-cell table:style-name="ce86" office:value-type="string">
            <text:p>[eleves.130.0;if [val]='';then '';if [val]='VA';then 'X';else 'O']</text:p>
          </table:table-cell>
          <table:table-cell table:style-name="ce95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style-name="ce105"/>
          <table:table-cell table:number-columns-repeated="1016"/>
        </table:table-row>
        <table:table-row table:style-name="ro12">
          <table:table-cell table:style-name="ce10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7" office:value-type="string" table:number-columns-spanned="1" table:number-rows-spanned="2">
            <text:p>[eleves.121.4]</text:p>
          </table:table-cell>
          <table:table-cell table:style-name="ce57" office:value-type="string" table:number-columns-spanned="2" table:number-rows-spanned="2">
            <text:p>[eleves.121.0]</text:p>
          </table:table-cell>
          <table:covered-table-cell table:style-name="ce71"/>
          <table:table-cell table:style-name="ce86" office:value-type="string" table:number-columns-spanned="1" table:number-rows-spanned="2">
            <text:p>[eleves.130.0;if [val]='';then '';if [val]='NV';then 'X';else 'O']</text:p>
          </table:table-cell>
          <table:table-cell table:style-name="ce96" office:value-type="string" table:number-columns-spanned="1" table:number-rows-spanned="2">
            <text:p><text:span text:style-name="T10">[eleves.130.0;if [val]='';then '';else '</text:span><text:span text:style-name="T13">NV</text:span><text:span text:style-name="T12"> : Niveau A2 de langue régionale non validé</text:span><text:span text:style-name="T10">']</text:span></text:p>
          </table:table-cell>
          <table:table-cell/>
          <table:table-cell table:style-name="ce107" table:number-columns-repeated="5"/>
          <table:table-cell table:number-columns-repeated="1011"/>
        </table:table-row>
        <table:table-row table:style-name="ro12">
          <table:table-cell table:style-name="ce15" office:value-type="string">
            <text:p><text:s text:c="2"/>Education Civique</text:p>
          </table:table-cell>
          <table:covered-table-cell table:style-name="ce32"/>
          <table:covered-table-cell table:style-name="ce48"/>
          <table:covered-table-cell table:style-name="ce58"/>
          <table:covered-table-cell table:style-name="ce72"/>
          <table:covered-table-cell/>
          <table:covered-table-cell table:style-name="ce97"/>
          <table:table-cell/>
          <table:table-cell table:style-name="ce107" table:number-columns-repeated="5"/>
          <table:table-cell table:number-columns-repeated="1011"/>
        </table:table-row>
        <table:table-row table:style-name="ro3">
          <table:table-cell table:style-name="ce16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49"/>
          <table:table-cell table:style-name="ce59" office:value-type="string" table:number-columns-spanned="2" table:number-rows-spanned="2">
            <text:p>DECISION</text:p>
            <text:p>[eleves.decision]</text:p>
          </table:table-cell>
          <table:covered-table-cell table:style-name="ce73"/>
          <table:table-cell table:style-name="ce87"/>
          <table:table-cell table:style-name="ce98"/>
          <table:table-cell table:style-name="ce106" table:number-columns-repeated="1017"/>
        </table:table-row>
        <table:table-row table:style-name="ro13" table:visibility="collapse">
          <table:covered-table-cell table:style-name="ce17"/>
          <table:covered-table-cell table:style-name="ce34"/>
          <table:covered-table-cell table:style-name="ce50"/>
          <table:covered-table-cell table:style-name="ce60"/>
          <table:covered-table-cell table:style-name="ce74"/>
          <table:table-cell table:style-name="ce87" table:number-columns-repeated="2"/>
          <table:table-cell table:style-name="ce106" table:number-columns-repeated="1017"/>
        </table:table-row>
        <table:table-row table:style-name="ro14">
          <table:table-cell table:style-name="ce17"/>
          <table:table-cell table:style-name="ce34"/>
          <table:table-cell table:style-name="ce50"/>
          <table:table-cell table:style-name="ce60"/>
          <table:table-cell table:style-name="ce75"/>
          <table:table-cell table:number-columns-repeated="1019"/>
        </table:table-row>
        <table:table-row table:style-name="ro15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number-columns-repeated="4" table:style-name="ce35"/>
          <table:table-cell table:number-columns-repeated="1019"/>
        </table:table-row>
        <table:table-row table:style-name="ro16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7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'Pro sans mdp'.$A$1" table:cell-range-address="$'Pro sans mdp'.$A$2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99cm" fo:margin-right="0.406cm" style:first-page-number="continue" style:scale-to="93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8">08/05/2012</text:date>, <text:time>16:0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sans_20_mdp" style:display-name="PageStyle_Pr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D</meta:initial-creator>
    <meta:creation-date>2007-09-21T10:35:53</meta:creation-date>
    <dc:date>2012-05-08T16:04:17</dc:date>
    <meta:print-date>2010-02-02T15:56:07</meta:print-date>
    <meta:generator>LibreOffice/3.4$Linux LibreOffice_project/340m1$Build-402</meta:generator>
    <meta:editing-duration>PT2H7M44S</meta:editing-duration>
    <meta:editing-cycles>15</meta:editing-cycles>
    <meta:document-statistic meta:table-count="1" meta:cell-count="76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